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T18" style:parent-style-name="Silné" style:family="text">
      <style:text-properties style:font-weight-complex="bold"/>
    </style:style>
    <style:style style:name="T19" style:parent-style-name="instrukce" style:family="text">
      <style:text-properties style:use-window-font-color="true"/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2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3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4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25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T26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33/2025</text:p>
            <text:p text:style-name="Normální">KVOP-28270/2025</text:p>
            <text:p text:style-name="Normální">26. 06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Vážený pan</text:p>
            <text:p text:style-name="Normální">D. K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do</text:span><text:span text:style-name="T18"><text:s/>vlastních rukou</text:span></text:p>
          </table:table-cell>
        </table:table-row>
      </table:table>
      <text:h text:style-name="Nadpis1" text:outline-level="1"/>
      <text:h text:style-name="Nadpis1" text:outline-level="1"/>
      <text:h text:style-name="Nadpis1" text:outline-level="1">Sdělení</text:h>
      <text:h text:style-name="Nadpis1" text:outline-level="1">o vyřízení žádosti o informace</text:h>
      <text:h text:style-name="Nadpis1" text:outline-level="1">a o vydání rozhodnutí o částečném odmítnutí žádosti</text:h>
      <text:h text:style-name="Nadpis1" text:outline-level="1">podle zákona č. 106/1999 Sb., o svobodném přístupu k informacím</text:h>
      <text:p text:style-name="Základnítext">Vážený pane K.,</text:p>
      <text:p text:style-name="Základnítext">dne<text:s/><text:span text:style-name="T19">13. 6. 2025</text:span><text:s/>obdržela Kancelář veřejného ochránce práv Vaši žádost o informace. Žádáte o zaslání:</text:p>
      <text:list text:style-name="LFO3_1" text:continue-numbering="true">
        <text:list-item>
          <text:p text:style-name="P20">čtyř kopií sborníku Vězeňství a Vězeňství II;</text:p>
        </text:list-item>
        <text:list-item>
          <text:p text:style-name="P21">poučení, jak můžete žádat o kopie osobního spisu z evidence, zda máte nárok na kopii výpisu odeslané a přijaté pošty z Vězeňského informačního systému a jestli věznice<text:s/>musí odeslat Vaši korespondenci Evropské komisi na své náklady v případě Vaší nemajetnosti;</text:p>
        </text:list-item>
        <text:list-item>
          <text:p text:style-name="P22">celkem 22 vytištěných právních předpisů v různých zněních;</text:p>
        </text:list-item>
        <text:list-item>
          <text:p text:style-name="P23">adresy Věry Jourové, kterou označujete jako Vysokou komisařku pro lidská práva Evropské komise.</text:p>
        </text:list-item>
      </text:list>
      <text:p text:style-name="P24">Dále žádáte o zaslání kopie Vašich podání pro vlastní archivaci.</text:p>
      <text:p text:style-name="P25"/>
      <text:h text:style-name="Nadpis2" text:outline-level="2">Dáváme Vám tyto informace:</text:h>
      <text:h text:style-name="Nadpis2" text:outline-level="2">K bodu č. 1</text:h>
      <text:p text:style-name="Základnítext"><text:span text:style-name="T26">Zasíláme Vám oba požadované sborníky po jedné kopii. V případě, že další kopie požadují jiní odsouzení, mohou se na nás obrátit přímo.</text:span></text:p>
      <text:p text:style-name="Základnítext"/>
      <text:h text:style-name="Nadpis2" text:outline-level="2"/>
      <text:h text:style-name="Nadpis2" text:outline-level="2"/>
      <text:h text:style-name="Nadpis2" text:outline-level="2">K bodům č. 2, 3 a 4</text:h>
      <text:p text:style-name="Základnítext"><text:span text:style-name="Silné">Ty</text:span><text:span text:style-name="Silné">to informace Vám nemůžeme podat.</text:span><text:s/>Vysvětlení naleznete v přiloženém rozhodnutí o částečném odmítnutí žádosti. Obsah bodu č. 2 jsme přijali taktéž jako běžný podnět v rámci stížnostní agendy veřejného ochránce práv. O výsledku podnětu Vás budeme informovat.</text:p>
      <text:p text:style-name="Základnítext">S pozdravem</text:p>
      <text:p text:style-name="Základnítext"/>
      <text:p text:style-name="podpis"/>
      <text:p text:style-name="podpis">JUDr. Pavel Pořízek, Ph.D.</text:p>
      <text:p text:style-name="podpis">vedoucí Kanceláře veřejného ochránce práv</text:p>
      <text:p text:style-name="podpis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y</text:p>
      <text:p text:style-name="Normální">Kopie žádosti o informace</text:p>
      <text:p text:style-name="Normální">Rozhodnutí o částečném odmítnutí žádosti</text:p>
      <text:p text:style-name="Normální">Sborník Vězeňství I</text:p>
      <text:p text:style-name="Normální">Sborník Vězeňství II</text:p>
      <text:p text:style-name="Normální"/>
      <text:p text:style-name="Normální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N6XA*</text:span></text:p>
        <text:p text:style-name="P12"><text:span text:style-name="T13">KVOPX00FN6XA</text:span>KVOPX00FN6XA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7-28T09:51:00Z</meta:creation-date>
    <dc:date>2025-07-28T09:55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3" meta:word-count="232" meta:character-count="1601" meta:row-count="11" meta:non-whitespace-character-count="1372"/>
  </office:meta>
</office:document-meta>
</file>